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400000164AABF32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Tahoma2" svg:font-family="Tahoma"/>
    <style:font-face style:name="Courier New1" svg:font-family="'Courier New'" style:font-family-generic="modern"/>
    <style:font-face style:name="MS Mincho1" svg:font-family="'MS Mincho', 'ＭＳ 明朝'" style:font-family-generic="modern"/>
    <style:font-face style:name="Monospace" svg:font-family="Monospace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1" svg:font-family="'Lucida Sans Unicode'" style:font-family-generic="swiss" style:font-pitch="variable"/>
    <style:font-face style:name="MetaMedium-Roman" svg:font-family="MetaMedium-Roman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justify" style:justify-single-word="false"/>
    </style:style>
    <style:style style:name="P4" style:family="paragraph" style:parent-style-name="Title"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list-style-name="L1">
      <style:paragraph-properties fo:line-height="150%"/>
    </style:style>
    <style:style style:name="P7" style:family="paragraph" style:parent-style-name="Standard" style:list-style-name="L2">
      <style:paragraph-properties fo:line-height="150%"/>
    </style:style>
    <style:style style:name="P8" style:family="paragraph" style:parent-style-name="Standard" style:list-style-name="L6">
      <style:paragraph-properties fo:line-height="150%"/>
    </style:style>
    <style:style style:name="P9" style:family="paragraph" style:parent-style-name="Standard" style:list-style-name="L1">
      <style:paragraph-properties fo:line-height="150%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3">
      <style:paragraph-properties fo:line-height="150%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6">
      <style:paragraph-properties fo:line-height="150%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line-height="150%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line-height="150%"/>
      <style:text-properties fo:color="#000000" style:font-name="Monospace" fo:font-size="8pt" fo:font-style="normal" style:text-underline-style="none" fo:font-weight="normal" style:font-name-asian="Monospace" style:font-size-asian="8pt" style:font-style-asian="normal" style:font-weight-asian="normal" style:font-name-complex="Monospace" style:font-size-complex="8pt" style:font-style-complex="normal" style:font-weight-complex="normal"/>
    </style:style>
    <style:style style:name="P14" style:family="paragraph" style:parent-style-name="Standard" style:list-style-name="L1">
      <style:paragraph-properties fo:line-height="150%"/>
      <style:text-properties fo:color="#000000" style:font-name="Monospace" fo:font-size="8pt" fo:font-style="normal" style:text-underline-style="none" fo:font-weight="normal" style:font-name-asian="Monospace" style:font-size-asian="8pt" style:font-style-asian="normal" style:font-weight-asian="normal" style:font-name-complex="Monospace" style:font-size-complex="8pt" style:font-style-complex="normal" style:font-weight-complex="normal"/>
    </style:style>
    <style:style style:name="P15" style:family="paragraph" style:parent-style-name="Standard" style:list-style-name="L1">
      <style:paragraph-properties fo:line-height="150%"/>
      <style:text-properties fo:color="#000000" style:font-name="Monospace" fo:font-size="8pt" fo:font-style="normal" style:text-underline-style="none" fo:font-weight="normal" style:font-name-asian="Monospace" style:font-size-asian="8pt" style:font-style-asian="normal" style:font-weight-asian="normal" style:font-name-complex="Monospace" style:font-size-complex="8pt" style:font-style-complex="normal" style:font-weight-complex="normal"/>
    </style:style>
    <style:style style:name="P16" style:family="paragraph" style:parent-style-name="Standard" style:list-style-name="L1">
      <style:paragraph-properties fo:line-height="150%"/>
      <style:text-properties fo:color="#000000" style:font-name="Monospace" fo:font-size="8pt" fo:font-style="normal" style:text-underline-style="none" fo:font-weight="normal" style:font-name-asian="Monospace" style:font-size-asian="8pt" style:font-style-asian="normal" style:font-weight-asian="normal" style:font-name-complex="Monospace" style:font-size-complex="8pt" style:font-style-complex="normal" style:font-weight-complex="normal"/>
    </style:style>
    <style:style style:name="P17" style:family="paragraph" style:parent-style-name="Header">
      <style:paragraph-properties fo:text-align="justify" style:justify-single-word="false"/>
    </style:style>
    <style:style style:name="T1" style:family="text">
      <style:text-properties style:font-name="MetaMedium-Roman"/>
    </style:style>
    <style:style style:name="T2" style:family="text">
      <style:text-properties fo:font-style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normal"/>
    </style:style>
    <style:style style:name="T5" style:family="text">
      <style:text-properties style:font-style-asian="normal"/>
    </style:style>
    <style:style style:name="T6" style:family="text">
      <style:text-properties style:font-weight-asian="normal"/>
    </style:style>
    <style:style style:name="T7" style:family="text">
      <style:text-properties style:font-style-complex="normal"/>
    </style:style>
    <style:style style:name="T8" style:family="text">
      <style:text-properties style:font-weight-complex="normal"/>
    </style:style>
    <style:style style:name="T9" style:family="text">
      <style:text-properties style:text-underline-style="none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lrapport 2 - 2008-11-26</text:h>
      <text:h text:style-name="Heading_20_2" text:outline-level="2">Utfört arbete</text:h>
      <text:list text:style-name="L1">
        <text:list-item>
          <text:p text:style-name="P9">Kort demo av projektkonfiguration med Maven och generering av site för projekt med testrapporter mm</text:p>
        </text:list-item>
        <text:list-item>
          <text:p text:style-name="P9">Genomgång med NL av tidigare förslag på kodstruktur vid härdning (incheckat i sandbox + pappersskiss)</text:p>
        </text:list-item>
        <text:list-item>
          <text:p text:style-name="P12">Diskussion med NL om rinfo-main's hantering av readFeed, namngivning av metoden shutdown, trådsäkerhet mm</text:p>
        </text:list-item>
        <text:list-item>
          <text:p text:style-name="P9">Diskussion med NL om generering av gränssnitt för visning+editering av objekt utifrån modell i ontologi</text:p>
        </text:list-item>
        <text:list-item>
          <text:p text:style-name="P9">Diskussion <text:span text:style-name="T9">med NL </text:span>om Fedora Commons som ev lagringplattform</text:p>
        </text:list-item>
        <text:list-item>
          <text:p text:style-name="P9">Implementerat SPARQL end-point</text:p>
        </text:list-item>
        <text:list-item>
          <text:p text:style-name="P9">Test av end-point via GET och POST för mime type:</text:p>
          <text:list>
            <text:list-item>
              <text:p text:style-name="P13">application/sparql-results+xml</text:p>
            </text:list-item>
            <text:list-item>
              <text:p text:style-name="P13">application/sparql-results+json</text:p>
            </text:list-item>
            <text:list-item>
              <text:p text:style-name="P13">text/boolean</text:p>
            </text:list-item>
            <text:list-item>
              <text:p text:style-name="P13">text/plain</text:p>
            </text:list-item>
          </text:list>
        </text:list-item>
      </text:list>
      <text:h text:style-name="Heading_20_2" text:outline-level="2">Pågående arbete</text:h>
      <text:list text:style-name="L1">
        <text:list-item>
          <text:p text:style-name="P9"><text:span text:style-name="T9">Utredning av triple stores för att undersöka olika alternativ för driftsättning</text:span></text:p>
        </text:list-item>
        <text:list-item>
          <text:p text:style-name="P9">Dokumentation av utredning</text:p>
        </text:list-item>
        <text:list-item>
          <text:p text:style-name="P6"><text:span text:style-name="T3">Implementation av integrations- och prestandatestning för utredningen</text:span></text:p>
        </text:list-item>
      </text:list>
      <text:h text:style-name="Heading_20_2" text:outline-level="2">Resultat</text:h>
      <text:list text:style-name="L2">
        <text:list-item>
          <text:p text:style-name="P7">Kod för granskning: incheckning i laboratory/sandbox, laboratory/integration</text:p>
        </text:list-item>
        <text:list-item>
          <text:p text:style-name="P7">Utkast på dokumentation av triple stores</text:p>
        </text:list-item>
      </text:list>
      <text:h text:style-name="Heading_20_2" text:outline-level="2">Fågor</text:h>
      <text:list text:style-name="L3">
        <text:list-item>
          <text:p text:style-name="P10">Hur driftsätter man bäst en Restlet Application med stöd file, måste man gå via en Component?</text:p>
        </text:list-item>
      </text:list>
      <text:h text:style-name="Heading_20_2" text:outline-level="2">Kommentarer </text:h>
      <text:p text:style-name="Text_20_body"><text:span text:style-name="T3">-</text:span></text:p>
      <text:h text:style-name="Heading_20_2" text:outline-level="2">Tidsåtgång</text:h>
      <text:p text:style-name="Standard">Förbrukad tid till och med 2008-11-25 : 100 timmar</text:p>
      <text:p text:style-name="Standard"/>
      <text:h text:style-name="Heading_20_2" text:outline-level="2">Plan för fortsatt arbete</text:h>
      <text:list text:style-name="L6">
        <text:list-item>
          <text:p text:style-name="P11"><text:span text:style-name="T9">Utredning av triple stores</text:span></text:p>
        </text:list-item>
        <text:list-item>
          <text:p text:style-name="P8">Se över rinfo-service efter refactoring av NL</text:p>
        </text:list-item>
        <text:list-item>
          <text:p text:style-name="P8">Transformera / berika svar på SPARQL-frågor vid behov</text:p>
        </text:list-item>
        <text:list-item>
          <text:p text:style-name="P8">Samla dokumentation från utredning mm i SVN / Wiki, ev översättning till engelska.</text:p>
        </text:list-item>
        <text:list-item>
          <text:p text:style-name="P8">Ev. arbete i samband med driftsättning av continuous integration, Trac, källkod mm på extern server i samband med flytt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Tahoma2" svg:font-family="Tahoma"/>
    <style:font-face style:name="Courier New1" svg:font-family="'Courier New'" style:font-family-generic="modern"/>
    <style:font-face style:name="MS Mincho1" svg:font-family="'MS Mincho', 'ＭＳ 明朝'" style:font-family-generic="modern"/>
    <style:font-face style:name="Monospace" svg:font-family="Monospace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1" svg:font-family="'Lucida Sans Unicode'" style:font-family-generic="swiss" style:font-pitch="variable"/>
    <style:font-face style:name="MetaMedium-Roman" svg:font-family="MetaMedium-Roman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style:use-window-font-color="true" style:font-name="Arial1" fo:font-size="9pt" fo:language="sv" fo:country="SE" style:font-name-asian="Lucida Sans Unicode1" style:font-size-asian="9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9pt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left="0cm" fo:margin-right="0cm" fo:margin-top="0.423cm" fo:margin-bottom="0.212cm" fo:text-indent="0cm" style:auto-text-indent="false" fo:keep-with-next="always"/>
      <style:text-properties style:font-name="Arial1" fo:font-size="12pt" style:font-name-asian="MS Mincho1" style:font-size-asian="12pt" style:font-name-complex="Tahoma" style:font-size-complex="16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423cm" fo:margin-bottom="0.212cm" fo:keep-with-next="always"/>
      <style:text-properties style:font-name="Arial1" fo:font-size="10pt" fo:font-weight="bold" style:font-name-asian="MS Mincho1" style:font-size-asian="10pt" style:font-name-complex="Tahoma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9pt" style:font-name-asian="MS Mincho1" style:font-size-asian="9pt" style:font-name-complex="Tahoma" style:font-size-complex="14pt" style:font-weight-complex="bold"/>
    </style:style>
    <style:style style:name="Heading_20_4" style:display-name="Heading 4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9pt" style:font-name-asian="MS Mincho1" style:font-size-asian="9pt" style:font-name-complex="Tahoma" style:font-style-complex="italic" style:font-weight-complex="bold"/>
    </style:style>
    <style:style style:name="Heading_20_5" style:display-name="Heading 5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9pt" style:font-name-asian="MS Mincho1" style:font-size-asian="9pt" style:font-name-complex="Tahoma" style:font-weight-complex="bold"/>
    </style:style>
    <style:style style:name="Heading_20_6" style:display-name="Heading 6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Heading_20_7" style:display-name="Heading 7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Heading_20_8" style:display-name="Heading 8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Heading_20_9" style:display-name="Heading 9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701cm" style:type="right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Table" style:family="paragraph" style:parent-style-name="Standard" style:class="extra">
      <style:paragraph-properties fo:margin-top="0cm" fo:margin-bottom="0.106cm"/>
    </style:style>
    <style:style style:name="Addressee" style:family="paragraph" style:parent-style-name="Standard" style:class="extra">
      <style:paragraph-properties style:line-height-at-least="0.388cm" fo:text-align="justify" style:justify-single-word="false" fo:orphans="2" fo:widows="2" fo:hyphenation-ladder-count="no-limit"/>
      <style:text-properties style:font-name="MetaMedium-Roman" fo:letter-spacing="-0.009cm" style:font-name-asian="Times New Roman" style:font-size-complex="10pt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Standard" style:next-style-name="Subtitle" style:class="chapter">
      <style:paragraph-properties fo:margin-top="0.423cm" fo:margin-bottom="0.106cm" fo:line-height="150%" fo:text-align="center" style:justify-single-word="false"/>
      <style:text-properties style:font-name="Arial1" fo:font-size="14pt" style:letter-kerning="true" style:font-size-asian="14pt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ell_20_rubrik" style:display-name="Tabell rubrik" style:family="paragraph" style:parent-style-name="Title">
      <style:paragraph-properties fo:text-align="start" style:justify-single-word="false"/>
      <style:text-properties style:font-name="Arial2" fo:font-size="9pt" fo:font-weight="bold" style:font-size-asian="9pt" style:font-weight-asian="bold"/>
    </style:style>
    <style:style style:name="Referens" style:family="paragraph" style:parent-style-name="Standard">
      <style:text-properties style:font-name="Arial1"/>
    </style:style>
    <style:style style:name="Tabell_20_data_20_vänster" style:display-name="Tabell data vänster" style:family="paragraph" style:parent-style-name="Standard">
      <style:paragraph-properties fo:text-align="center" style:justify-single-word="false"/>
      <style:text-properties style:font-name="Arial1" fo:font-size="9pt" style:font-size-asian="9pt"/>
    </style:style>
    <style:style style:name="Tabell_20_data_20_centrerad" style:display-name="Tabell data centrerad" style:family="paragraph" style:parent-style-name="Tabell_20_data_20_vänster">
      <style:paragraph-properties fo:text-align="center" style:justify-single-word="false"/>
    </style:style>
    <style:style style:name="Tabell_20_data_20_höger" style:display-name="Tabell data höger" style:family="paragraph" style:parent-style-name="Standard">
      <style:paragraph-properties fo:text-align="end" style:justify-single-word="false"/>
      <style:text-properties style:font-name="Arial1" fo:font-size="9pt" style:font-size-asian="9pt" style:font-size-complex="8pt"/>
    </style:style>
    <style:style style:name="Tabell_20_data_20_markerad" style:display-name="Tabell data markerad" style:family="paragraph" style:parent-style-name="Standard">
      <style:paragraph-properties fo:text-align="center" style:justify-single-word="false"/>
      <style:text-properties style:font-name="Arial1"/>
    </style:style>
    <style:style style:name="Kod" style:family="paragraph" style:parent-style-name="Standard">
      <style:paragraph-properties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7.999cm"/>
          <style:tab-stop style:position="8.5cm"/>
          <style:tab-stop style:position="8.999cm"/>
          <style:tab-stop style:position="9.5cm"/>
          <style:tab-stop style:position="9.999cm"/>
          <style:tab-stop style:position="10.5cm"/>
          <style:tab-stop style:position="11cm"/>
          <style:tab-stop style:position="11.501cm"/>
          <style:tab-stop style:position="12cm"/>
          <style:tab-stop style:position="12.501cm"/>
          <style:tab-stop style:position="13cm"/>
          <style:tab-stop style:position="13.501cm"/>
          <style:tab-stop style:position="14cm"/>
          <style:tab-stop style:position="14.499cm"/>
          <style:tab-stop style:position="15cm"/>
          <style:tab-stop style:position="15.499cm"/>
          <style:tab-stop style:position="16cm"/>
          <style:tab-stop style:position="16.499cm"/>
          <style:tab-stop style:position="17cm"/>
        </style:tab-stops>
      </style:paragraph-properties>
      <style:text-properties style:font-name="Courier New1" fo:font-size="10pt" fo:font-weight="normal" style:font-size-asian="10pt" style:font-weight-asian="normal"/>
    </style:style>
    <style:style style:name="WW-Ballong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  <style:text-properties style:font-name="Arial1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style:font-name="Arial1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Standardstycketeckensnitt" style:family="text"/>
    <style:style style:name="WW8Num13z0" style:family="text">
      <style:text-properties style:font-name="Symbol"/>
    </style:style>
    <style:style style:name="WW8Num13z1" style:family="text">
      <style:text-properties style:font-name="Courier New1" style:font-name-complex="Courier New1"/>
    </style:style>
    <style:style style:name="WW8Num1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style:font-name-complex="Courier New1"/>
    </style:style>
    <style:style style:name="WW8Num11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1" style:font-name-complex="Courier New1"/>
    </style:style>
    <style:style style:name="WW8Num7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1" style:font-name-complex="Courier New1"/>
    </style:style>
    <style:style style:name="WW8Num6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1" style:font-name-complex="Courier New1"/>
    </style:style>
    <style:style style:name="WW8Num14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 style:font-name-complex="Courier New1"/>
    </style:style>
    <style:style style:name="WW8Num12z2" style:family="text">
      <style:text-properties style:font-name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1"/>
      </text:list-level-style-bullet>
    </text:list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2" style:family="table">
      <style:table-properties style:width="17.771cm" table:align="left" style:writing-mode="lr-tb"/>
    </style:style>
    <style:style style:name="Tabell2.A" style:family="table-column">
      <style:table-column-properties style:column-width="4.565cm"/>
    </style:style>
    <style:style style:name="Tabell2.B" style:family="table-column">
      <style:table-column-properties style:column-width="8.622cm"/>
    </style:style>
    <style:style style:name="Tabell2.C" style:family="table-column">
      <style:table-column-properties style:column-width="4.584cm"/>
    </style:style>
    <style:style style:name="Tabell2.1" style:family="table-row">
      <style:table-row-properties style:min-row-height="2.244cm"/>
    </style:style>
    <style:style style:name="Tabell2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ell2.C1.1" style:family="table-row">
      <style:table-row-properties style:min-row-height="1.122cm"/>
    </style:style>
    <style:style style:name="Tabell2.C1.1.1" style:family="table-cell">
      <style:table-cell-properties style:vertical-align="middle" fo:padding-left="0.191cm" fo:padding-right="0.191cm" fo:padding-top="0cm" fo:padding-bottom="0cm" fo:border="0.002cm solid #000000"/>
    </style:style>
    <style:style style:name="Tabell2.C1.1.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l1" style:family="table">
      <style:table-properties style:width="17.754cm" table:align="left" style:writing-mode="lr-tb"/>
    </style:style>
    <style:style style:name="Tabell1.A" style:family="table-column">
      <style:table-column-properties style:column-width="17.754cm"/>
    </style:style>
    <style:style style:name="Tabell1.1" style:family="table-row">
      <style:table-row-properties style:min-row-height="1cm"/>
    </style:style>
    <style:style style:name="Tabell1.A1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none"/>
    </style:style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Title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text-align="justify" style:justify-single-word="false"/>
    </style:style>
    <style:style style:name="T1" style:family="text">
      <style:text-properties style:font-name="MetaMedium-Roman"/>
    </style:style>
    <style:style style:name="T2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1.27cm" fo:margin-left="2cm" fo:margin-right="1.3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246cm" fo:margin-left="0cm" fo:margin-right="0cm" fo:margin-bottom="2.746cm" style:dynamic-spacing="true"/>
      </style:header-style>
      <style:footer-style>
        <style:header-footer-properties fo:min-height="0.73cm" fo:margin-left="0cm" fo:margin-right="0cm" fo:margin-top="0.23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2" table:style-name="Tabell2">
          <table:table-column table:style-name="Tabell2.A"/>
          <table:table-column table:style-name="Tabell2.B"/>
          <table:table-column table:style-name="Tabell2.C"/>
          <table:table-header-rows>
            <table:table-row table:style-name="Tabell2.1">
              <table:table-cell table:style-name="Tabell2.A1" office:value-type="string">
                <text:p text:style-name="P1"><draw:frame draw:style-name="fr1" draw:name="Grafik1" text:anchor-type="as-char" svg:width="4.3cm" svg:height="1.997cm" draw:z-index="0"><draw:image xlink:href="Pictures/10000000000002F400000164AABF3235.png" xlink:type="simple" xlink:show="embed" xlink:actuate="onLoad"/></draw:frame></text:p>
              </table:table-cell>
              <table:table-cell table:style-name="Tabell2.A1" office:value-type="string">
                <text:p text:style-name="P2">Rättsinformationsprojektet</text:p>
                <text:p text:style-name="P3">Delrapport 2</text:p>
              </table:table-cell>
              <table:table-cell>
                <table:table table:is-sub-table="true">
                  <table:table-column table:style-name="Tabell2.C"/>
                  <table:table-row table:style-name="Tabell2.C1.1">
                    <table:table-cell table:style-name="Tabell2.C1.1.1" office:value-type="string">
                      <text:p text:style-name="Tabell_20_data_20_markerad">Reviderat: 2008-11-26</text:p>
                    </table:table-cell>
                  </table:table-row>
                  <table:table-row table:style-name="Tabell2.C1.1">
                    <table:table-cell table:style-name="Tabell2.C1.1.2" office:value-type="string">
                      <text:p text:style-name="P4">Sida <text:page-number text:select-page="current">1</text:page-number>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able:table table:name="Tabell1" table:style-name="Tabell1">
          <table:table-column table:style-name="Tabell1.A"/>
          <table:table-header-rows>
            <table:table-row table:style-name="Tabell1.1">
              <table:table-cell table:style-name="Tabell1.A1" office:value-type="string">
                <text:p text:style-name="Footer">Curalia AB <text:s/>| <text:s/>+46 (0) 8-410 064 40 <text:s/>| <text:span text:style-name="T1"><text:s/></text:span>info@curalia.se <text:s/>| <text:s/>Västmannagatan 15, SE - 111 24 Stockholm <text:s/>| <text:s/><text:a xlink:type="simple" xlink:href="http://www.curalia.se/"><text:span text:style-name="Internet_20_link">www.curalia.se</text:span></text:a> <text:s/></text:p>
                <text:p text:style-name="Footer"/>
              </table:table-cell>
            </table:table-row>
          </table:table-header-rows>
        </table:table>
        <text:p text:style-name="Footer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rtin Björkman</meta:initial-creator>
    <meta:creation-date>2007-09-06T15:07:17</meta:creation-date>
    <dc:creator>Martin Sherwood</dc:creator>
    <dc:date>2008-11-26T10:02:09</dc:date>
    <dc:language>en-US</dc:language>
    <meta:editing-cycles>46</meta:editing-cycles>
    <meta:editing-duration>PT3H18M26S</meta:editing-duration>
    <meta:template xlink:type="simple" xlink:actuate="onRequest" xlink:href="../../../.openoffice.org2/user/template/Curalia.ott" xlink:title="Curalia" meta:date="2007-09-06T15:07:17"/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38" meta:word-count="251" meta:character-count="1690"/>
  </office:meta>
</office:document-meta>
</file>